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7fd4d" officeooo:paragraph-rsid="0007fd4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7fd4d" officeooo:paragraph-rsid="0007fd4d" style:font-weight-asian="bold" style:font-weight-complex="bold"/>
    </style:style>
    <style:style style:name="P3" style:family="paragraph" style:parent-style-name="Standard">
      <style:text-properties style:font-name="Arial" fo:font-weight="normal" officeooo:rsid="0007fd4d" officeooo:paragraph-rsid="0007fd4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7fd4d" officeooo:paragraph-rsid="0007fd4d" style:font-weight-asian="normal" style:font-weight-complex="norm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normal" officeooo:rsid="0007fd4d" officeooo:paragraph-rsid="0007fd4d" style:font-weight-asian="normal" style:font-weight-complex="normal"/>
    </style:style>
    <style:style style:name="P7" style:family="paragraph" style:parent-style-name="Text_20_body" style:list-style-name="L1">
      <style:text-properties style:font-name="Arial" fo:font-weight="normal" style:font-weight-asian="normal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weight="normal" officeooo:rsid="0007fd4d" officeooo:paragraph-rsid="0007fd4d" style:font-weight-asian="normal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Arial" fo:font-weight="normal" style:font-weight-asian="normal" style:font-weight-complex="normal"/>
    </style:style>
    <style:style style:name="T1" style:family="text">
      <style:text-properties officeooo:rsid="0007fd4d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714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sentação</text:p>
      <text:p text:style-name="P3"/>
      <text:p text:style-name="P6">A ProgBASE (Maratona de Programação da ERBASE) é um evento que promove a criatividade, a capacidade de trabalhar em equipe e de buscar soluções de software para problemas de baixo, médio e alto nível de dificuldade, além da habilidade de resolver tais problemas mesmo sob certa pressão psicológica, inerente a uma competição. É elaborada no molde da Maratona de Programação organizada pela Sociedade Brasileira de Computação. Podem se inscrever equipes formadas por alunos de uma mesma instituição de ensino e por um professor da instituição à qual pertença a equipe, que atuará como <text:span text:style-name="T2">coach</text:span> (técnico), sendo que a presença deste último não é obrigatória, ou seja, a equipe poderá se inscrever mesmo que não haja um <text:span text:style-name="T2">coach</text:span>.</text:p>
      <text:p text:style-name="P4"/>
      <text:p text:style-name="P2"/>
      <text:p text:style-name="P2">Data Importante</text:p>
      <text:p text:style-name="P4">2<text:span text:style-name="T8">5</text:span>/0<text:span text:style-name="T8">4</text:span>/2015 – Último dia para inscrição de equipes (até às 23:59 horas).</text:p>
      <text:p text:style-name="P4"/>
      <text:p text:style-name="P4"><text:span text:style-name="Strong_20_Emphasis"/></text:p>
      <text:p text:style-name="P4"><text:span text:style-name="Strong_20_Emphasis">Inscrições</text:span></text:p>
      <text:p text:style-name="P8"><text:span text:style-name="Strong_20_Emphasis"><text:span text:style-name="T4">Será cobrada uma taxa de inscrição na ProgBASE no valor de R$ 30,00 por equipe. Essa taxa deverá ser paga durante o evento, na sessão de </text:span></text:span><text:span text:style-name="Strong_20_Emphasis"><text:span text:style-name="T3">warm-up</text:span></text:span><text:span text:style-name="Strong_20_Emphasis"><text:span text:style-name="T4">. Apenas as 12 primeiras equipes que se inscreverem e pagarem a taxa farão parte do evento.</text:span></text:span></text:p>
      <text:p text:style-name="P10">É obrigatório que até o início da competição todos os membros da equipe estejam inscritos na ERBASE. Caso isso não aconteça a equipe será eliminada da competição. As inscrições podem ser feitas até o dia 2<text:span text:style-name="T8">5</text:span>/0<text:span text:style-name="T8">4</text:span>/2015 e serão homologadas pela coordenação do evento.</text:p>
      <text:p text:style-name="P6"><text:span text:style-name="Strong_20_Emphasis"><text:span text:style-name="T5"/></text:span></text:p>
      <text:p text:style-name="P4"><text:span text:style-name="Strong_20_Emphasis">Formação das Equipes</text:span></text:p>
      <text:p text:style-name="P8"><text:span text:style-name="Strong_20_Emphasis"><text:span text:style-name="T4">Cada equipe representa uma instituição de ensino técnico ou superior e é formada por um </text:span></text:span><text:span text:style-name="Strong_20_Emphasis"><text:span text:style-name="T3">coach</text:span></text:span><text:span text:style-name="Strong_20_Emphasis"><text:span text:style-name="T4"> e três alunos desta instituição, sendo que somente a presença do </text:span></text:span><text:span text:style-name="Strong_20_Emphasis"><text:span text:style-name="T3">coach</text:span></text:span><text:span text:style-name="Strong_20_Emphasis"><text:span text:style-name="T4"> é opcional. Uma mesma instituição pode ter várias equipes participantes. A quantidade de equipes participantes será limitada pela infraestrutura disponível para a realização da competição.</text:span></text:span></text:p>
      <text:p text:style-name="P9">A competição se destina a alunos de instituições de ensino da área de computação (Ciência da Computação, Engenharia de Computação, Sistemas de Informação, etc) e áreas afins (Matemática, Física e Engenharias).</text:p>
      <text:p text:style-name="P9">Cada equipe pode indicar no máximo um reserva. Todos devem ser alunos regulares na instituição de ensino citada na inscrição. A participação do reserva no concurso se dará apenas em caso de ocorrência de algum problema com um dos participantes, antes da <text:soft-page-break/>realização do concurso, e a substituição deverá ser comunicada ao Comitê Diretor da ProgBASE até, no máximo, a véspera da competição. Depois de iniciada a competição não há possibilidade de substituição na equipe.</text:p>
      <text:p text:style-name="P4"><text:span text:style-name="Strong_20_Emphasis"><text:span text:style-name="T6"/></text:span></text:p>
      <text:p text:style-name="P4"><text:span text:style-name="Strong_20_Emphasis">Formato da Competição</text:span></text:p>
      <text:p text:style-name="P4"><text:span text:style-name="Strong_20_Emphasis"><text:span text:style-name="T5"/></text:span></text:p>
      <text:p text:style-name="P8"><text:span text:style-name="Strong_20_Emphasis"><text:span text:style-name="T4">Os times receberão uma prova com diversos problemas que devem ser resolvidos durante 5 horas de competição. Os problemas deverão ser resolvidos em alguma das linguagens de programação disponibilizadas para a competição: C, C++ ou Java. As equipes poderão resolver um problema da prova em uma linguagem de programação e outro problema em outra linguagem, sem qualquer prejuízo. Para a implementação as equipes terão a sua disposição um computador e todo o material escrito ou impresso que possuírem. Entretanto, não poderão fazer uso de material armazenado em meio magnético/eletrônico ou ter acesso à Internet durante a competição.</text:span></text:span></text:p>
      <text:p text:style-name="P9">Quando uma equipe julgar ter um código que solucione um problema, ela pode submetê-lo à correção pelos juízes, que compilam e executam este programa com uma bateria de testes. Para cada submissão o time recebe uma resposta, que pode ser satisfatória (e o problema está resolvido pelo time) ou indica algum erro ocorrido: resposta errada, tempo de execução excedido, erro de execução, erro de compilação, etc.</text:p>
      <text:p text:style-name="P9">A equipe vencedora é aquela que resolver a maior quantidade de problemas nas 5 horas de competição. Empates no número de problemas resolvidos serão classificados pelo tempo corrigido. Ganha aquela equipe que tem o menor tempo corrigido. O tempo corrigido da equipe é dado pela soma dos tempos corrigidos somente dos problemas corretamente resolvidos pela equipe. O tempo corrigido de um problema é dado pelo número de minutos decorridos desde o início da competição até o momento da primeira submissão correta, somado com uma penalidade de 20 minutos por submissão incorreta feita anteriormente para o mesmo problema. Em caso de empate, será considerada vencedora a equipe cuja última submissão correta tenha sido feita mais cedo. Persistindo o empate, se passará à penúltima submissão correta e assim por diante. Se persistir o empate a organização fará um sorteio entre as equipes envolvidas.</text:p>
      <text:p text:style-name="P9">A organização da competição é responsável pela decisão de qualquer caso não previsto. Os times inscritos permitem o uso e divulgação de suas imagens e dos programas submetidos, pela organização da competição.</text:p>
      <text:p text:style-name="P4"><text:span text:style-name="Strong_20_Emphasis"><text:span text:style-name="T6"/></text:span></text:p>
      <text:p text:style-name="P4"><text:span text:style-name="Strong_20_Emphasis"><text:span text:style-name="T5"/></text:span></text:p>
      <text:p text:style-name="P4"><text:soft-page-break/><text:span text:style-name="Strong_20_Emphasis">Premiação</text:span></text:p>
      <text:p text:style-name="P5">1o lugar: a ser definido</text:p>
      <text:p text:style-name="P5">2o lugar: a ser definido</text:p>
      <text:p text:style-name="P5">3o lugar: a ser definido</text:p>
      <text:p text:style-name="P4"><text:span text:style-name="Strong_20_Emphasis"/></text:p>
      <text:p text:style-name="P4"><text:span text:style-name="Strong_20_Emphasis">Recursos</text:span></text:p>
      <text:p text:style-name="P10">O líder da equipe (que será preferencialmente o <text:span text:style-name="T2">coach</text:span> da equipe, quando este existir) poderá recorrer à organização da competição caso julgue que seu time tenha sido prejudicado durante a competição. Qualquer recurso deve ser inicialmente enviado ao coordenador da ProgBASE, dentro de 24h a contar do término da realização do concurso. O Comitê Diretor da ProgBASE decidirá sobre o caso nos três dias úteis seguintes. Os resultados da Maratona de Programação serão finais apenas quando todos os recursos tiverem sido julgados.</text:p>
      <text:p text:style-name="P10">Um recurso deve estar baseado em uma ou mais das circunstâncias a seguir: violação de uma regra, má conduta de uma equipe ou má conduta da administração da competição. As decisões dos juízes são finais. Não cabe recurso quanto a um julgamento de um código.</text:p>
      <text:p text:style-name="P4"><text:span text:style-name="Strong_20_Emphasis"><text:span text:style-name="T5"/></text:span></text:p>
      <text:p text:style-name="P4"><text:span text:style-name="Strong_20_Emphasis"><text:span text:style-name="T7">Coordenação</text:span></text:span></text:p>
      <text:list xml:id="list2157536498855581198" text:style-name="L1">
        <text:list-item>
          <text:p text:style-name="P11">Hamilton José Brumatto (UESC) – brumatto AT yahoo DOT com DOT br </text:p>
        </text:list-item>
        <text:list-item>
          <text:p text:style-name="P7"><text:span text:style-name="T1">Ivo Augusto Andrade Rocha Calado</text:span> (<text:span text:style-name="T1">IFAL</text:span>) – <text:span text:style-name="T1">ivo.calado</text:span> AT <text:span text:style-name="T1">ifal</text:span> DOT edu DOT br </text:p>
        </text:list-item>
      </text:list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45:54.935884838</meta:creation-date>
    <dc:date>2016-01-16T00:34:47.866240162</dc:date>
    <meta:editing-duration>PT26M52S</meta:editing-duration>
    <meta:editing-cycles>3</meta:editing-cycles>
    <meta:generator>LibreOffice/5.0.4.2$Linux_X86_64 LibreOffice_project/00m0$Build-2</meta:generator>
    <meta:document-statistic meta:table-count="0" meta:image-count="0" meta:object-count="0" meta:page-count="3" meta:paragraph-count="26" meta:word-count="890" meta:character-count="5561" meta:non-whitespace-character-count="4694"/>
  </office:meta>
</office:document-meta>
</file>